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tory</text:p>
      <text:p text:style-name="Standard">Seit vielen vielen Jahren <text:s/>gibt es eine Legend<text:s/>von<text:s/>eine goldene Wolke. Niemand weiß<text:s/>wann und wieso sie entstanden ist.</text:p>
      <text:p text:style-name="Standard">Unter<text:s/>den Acagamics Männchen gib es eine Gruppe alter weiser<text:s/>Gelehrter, die an den Wahrheitsgehalt<text:s/>dieser Legende glauben und sich seit Langem zur Aufgabe<text:s/>machen,<text:s/>die Wolke<text:s/>zu finden und zu studieren.</text:p>
      <text:p text:style-name="Standard">Für das<text:s/>gewagte<text:s/>Unternehmen, die Wolke zu finden,<text:s/>suchen sie nun<text:s/>eine Gruppe aus möglichst verschiedenen Gefährten.</text:p>
      <text:p text:style-name="Standard">Um für alle Gefahren gewappnet zu sein, soll sich die Gruppe<text:s/>aus dem schnellsten der Delfine, dem stärksten der Pinguine und der geschicktesten Hummel zusammensetzen.</text:p>
      <text:p text:style-name="Standard">Um wirklich die richtigen Kandidaten zu finden, veranstalten die Ältesten<text:s/>ein Turnier, um so die<text:s/>Besten<text:s/>der Besten in dieses Abenteuer zu schicken.</text:p>
      <text:p text:style-name="Standard">Bei diesem Turnier müssen sich die Kandidaten in der Königsdisziplin beweis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ch</meta:initial-creator>
    <dc:creator>Ich</dc:creator>
    <meta:creation-date>2016-04-27T10:40:00Z</meta:creation-date>
    <dc:date>2016-04-27T12:53:00Z</dc:date>
    <meta:template xlink:href="Normal" xlink:type="simple"/>
    <meta:editing-cycles>6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4" meta:character-count="835" meta:row-count="6" meta:non-whitespace-character-count="722"/>
  </office:meta>
</office:document-meta>
</file>